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B000002F26C8D33B9289C6997.png" manifest:media-type="image/png"/>
  <manifest:file-entry manifest:full-path="Pictures/1000020100000720000001976D4AEADD42197B71.png" manifest:media-type="image/png"/>
  <manifest:file-entry manifest:full-path="Pictures/100002010000005D000002759F888D7605B4B0BA.png" manifest:media-type="image/png"/>
  <manifest:file-entry manifest:full-path="Pictures/100002010000005100000254273E253C5D6FE9DE.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f504e"/>
    </style:style>
    <style:style style:name="P2" style:family="paragraph" style:parent-style-name="Standard" style:master-page-name="">
      <loext:graphic-properties draw:fill="none"/>
      <style:paragraph-properties fo:margin-left="0cm" fo:margin-right="0cm" fo:text-align="center" style:justify-single-word="false" fo:text-indent="-0.199cm" style:auto-text-indent="false" style:page-number="auto" fo:background-color="transparent"/>
    </style:style>
    <style:style style:name="P3" style:family="paragraph">
      <loext:graphic-properties draw:fill="none"/>
      <style:paragraph-properties fo:text-align="center"/>
      <style:text-properties fo:font-size="18pt"/>
    </style:style>
    <style:style style:name="P4" style:family="paragraph">
      <loext:graphic-properties draw:fill="solid" draw:fill-color="#a8adb9"/>
      <style:paragraph-properties fo:text-align="center"/>
    </style:style>
    <style:style style:name="P5" style:family="paragraph">
      <loext:graphic-properties draw:fill="solid" draw:fill-color="#faf9f9"/>
      <style:paragraph-properties fo:text-align="center"/>
    </style:style>
    <style:style style:name="gr1" style:family="graphic">
      <style:graphic-properties fo:margin-left="0.318cm" fo:margin-right="0.342cm" fo:margin-top="0cm" fo:margin-bottom="0.026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none" svg:stroke-width="0cm" draw:fill="solid" draw:fill-color="#a8adb9" draw:textarea-vertical-align="top" draw:auto-grow-height="false" draw:fit-to-size="false" style:shrink-to-fit="false" fo:min-height="2.155cm" fo:min-width="0.811cm" fo:padding-top="0.127cm" fo:padding-bottom="0.127cm" fo:padding-left="0.254cm" fo:padding-right="0.254cm" fo:wrap-option="wrap" style:run-through="background"/>
      <style:paragraph-properties style:writing-mode="lr-tb"/>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draw:fill="solid" draw:fill-color="#faf9f9" draw:textarea-vertical-align="top" draw:auto-grow-height="false" draw:fit-to-size="false" style:shrink-to-fit="false" fo:min-height="1.702cm" fo:min-width="1.468cm" fo:padding-top="0.127cm" fo:padding-bottom="0.127cm" fo:padding-left="0.254cm" fo:padding-right="0.254cm" fo:wrap-option="wrap" style:run-through="background"/>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g text:anchor-type="as-char" svg:y="-6.69cm" draw:z-index="0" draw:name="Grupo 32" draw:style-name="gr1"><draw:frame draw:name="Imagem 12_1" draw:style-name="gr2" draw:text-style-name="P3" svg:width="0.555cm" svg:height="4.405cm" svg:x="16.127cm" svg:y="0cm"><draw:image xlink:href="Pictures/100002010000005100000254273E253C5D6FE9DE.png" xlink:type="simple" xlink:show="embed" xlink:actuate="onLoad" loext:mime-type="image/png"><text:p/></draw:image></draw:frame><draw:g draw:name="Group 25_1" draw:style-name="gr3"><draw:custom-shape draw:name="Freeform 19_1" draw:style-name="gr4" draw:text-style-name="P4" svg:width="1.318cm" svg:height="2.408cm" svg:x="7.428cm" svg:y="0.346cm"><text:p/><draw:enhanced-geometry draw:mirror-horizontal="false" draw:mirror-vertical="false" drawooo:sub-view-size="677 1223" draw:text-areas="0 0 ?f144 ?f145" svg:viewBox="0 0 0 0" draw:type="ooxml-non-primitive" draw:enhanced-path="M 262 1201 L 251 1201 251 1212 240 1212 240 1223 556 1223 534 710 524 710 524 1048 534 1059 513 1059 502 1070 491 1070 491 1081 469 1081 458 1092 447 1092 447 1103 436 1103 425 1113 415 1113 404 1125 393 1125 393 1135 371 1135 371 1146 349 1146 349 1157 338 1157 327 1168 316 1168 316 1179 295 1179 284 1190 273 1190 262 1201 Z N"><draw:equation draw:name="f0" draw:formula="0+5713-5451"/><draw:equation draw:name="f1" draw:formula="?f0 *logwidth/677"/><draw:equation draw:name="f2" draw:formula="0+1203-2"/><draw:equation draw:name="f3" draw:formula="1203*logheight/1223"/><draw:equation draw:name="f4" draw:formula="0+5702-5451"/><draw:equation draw:name="f5" draw:formula="?f4 *logwidth/677"/><draw:equation draw:name="f6" draw:formula="0+1203-2"/><draw:equation draw:name="f7" draw:formula="1203*logheight/1223"/><draw:equation draw:name="f8" draw:formula="0+5702-5451"/><draw:equation draw:name="f9" draw:formula="?f8 *logwidth/677"/><draw:equation draw:name="f10" draw:formula="0+1214-2"/><draw:equation draw:name="f11" draw:formula="1214*logheight/1223"/><draw:equation draw:name="f12" draw:formula="0+5691-5451"/><draw:equation draw:name="f13" draw:formula="?f12 *logwidth/677"/><draw:equation draw:name="f14" draw:formula="0+1214-2"/><draw:equation draw:name="f15" draw:formula="1214*logheight/1223"/><draw:equation draw:name="f16" draw:formula="0+5691-5451"/><draw:equation draw:name="f17" draw:formula="?f16 *logwidth/677"/><draw:equation draw:name="f18" draw:formula="0+1225-2"/><draw:equation draw:name="f19" draw:formula="1225*logheight/1223"/><draw:equation draw:name="f20" draw:formula="0+6007-5451"/><draw:equation draw:name="f21" draw:formula="?f20 *logwidth/677"/><draw:equation draw:name="f22" draw:formula="0+1225-2"/><draw:equation draw:name="f23" draw:formula="1225*logheight/1223"/><draw:equation draw:name="f24" draw:formula="0+5985-5451"/><draw:equation draw:name="f25" draw:formula="?f24 *logwidth/677"/><draw:equation draw:name="f26" draw:formula="0+712-2"/><draw:equation draw:name="f27" draw:formula="712*logheight/1223"/><draw:equation draw:name="f28" draw:formula="0+5975-5451"/><draw:equation draw:name="f29" draw:formula="?f28 *logwidth/677"/><draw:equation draw:name="f30" draw:formula="0+712-2"/><draw:equation draw:name="f31" draw:formula="712*logheight/1223"/><draw:equation draw:name="f32" draw:formula="0+5975-5451"/><draw:equation draw:name="f33" draw:formula="?f32 *logwidth/677"/><draw:equation draw:name="f34" draw:formula="0+1050-2"/><draw:equation draw:name="f35" draw:formula="1050*logheight/1223"/><draw:equation draw:name="f36" draw:formula="0+5985-5451"/><draw:equation draw:name="f37" draw:formula="?f36 *logwidth/677"/><draw:equation draw:name="f38" draw:formula="0+1061-2"/><draw:equation draw:name="f39" draw:formula="1061*logheight/1223"/><draw:equation draw:name="f40" draw:formula="0+5964-5451"/><draw:equation draw:name="f41" draw:formula="?f40 *logwidth/677"/><draw:equation draw:name="f42" draw:formula="0+1061-2"/><draw:equation draw:name="f43" draw:formula="1061*logheight/1223"/><draw:equation draw:name="f44" draw:formula="0+5953-5451"/><draw:equation draw:name="f45" draw:formula="?f44 *logwidth/677"/><draw:equation draw:name="f46" draw:formula="0+1072-2"/><draw:equation draw:name="f47" draw:formula="1072*logheight/1223"/><draw:equation draw:name="f48" draw:formula="0+5942-5451"/><draw:equation draw:name="f49" draw:formula="?f48 *logwidth/677"/><draw:equation draw:name="f50" draw:formula="0+1072-2"/><draw:equation draw:name="f51" draw:formula="1072*logheight/1223"/><draw:equation draw:name="f52" draw:formula="0+5942-5451"/><draw:equation draw:name="f53" draw:formula="?f52 *logwidth/677"/><draw:equation draw:name="f54" draw:formula="0+1083-2"/><draw:equation draw:name="f55" draw:formula="1083*logheight/1223"/><draw:equation draw:name="f56" draw:formula="0+5920-5451"/><draw:equation draw:name="f57" draw:formula="?f56 *logwidth/677"/><draw:equation draw:name="f58" draw:formula="0+1083-2"/><draw:equation draw:name="f59" draw:formula="1083*logheight/1223"/><draw:equation draw:name="f60" draw:formula="0+5909-5451"/><draw:equation draw:name="f61" draw:formula="?f60 *logwidth/677"/><draw:equation draw:name="f62" draw:formula="0+1094-2"/><draw:equation draw:name="f63" draw:formula="1094*logheight/1223"/><draw:equation draw:name="f64" draw:formula="0+5898-5451"/><draw:equation draw:name="f65" draw:formula="?f64 *logwidth/677"/><draw:equation draw:name="f66" draw:formula="0+1094-2"/><draw:equation draw:name="f67" draw:formula="1094*logheight/1223"/><draw:equation draw:name="f68" draw:formula="0+5898-5451"/><draw:equation draw:name="f69" draw:formula="?f68 *logwidth/677"/><draw:equation draw:name="f70" draw:formula="0+1105-2"/><draw:equation draw:name="f71" draw:formula="1105*logheight/1223"/><draw:equation draw:name="f72" draw:formula="0+5887-5451"/><draw:equation draw:name="f73" draw:formula="?f72 *logwidth/677"/><draw:equation draw:name="f74" draw:formula="0+1105-2"/><draw:equation draw:name="f75" draw:formula="1105*logheight/1223"/><draw:equation draw:name="f76" draw:formula="0+5876-5451"/><draw:equation draw:name="f77" draw:formula="?f76 *logwidth/677"/><draw:equation draw:name="f78" draw:formula="0+1115-2"/><draw:equation draw:name="f79" draw:formula="1115*logheight/1223"/><draw:equation draw:name="f80" draw:formula="0+5866-5451"/><draw:equation draw:name="f81" draw:formula="?f80 *logwidth/677"/><draw:equation draw:name="f82" draw:formula="0+1115-2"/><draw:equation draw:name="f83" draw:formula="1115*logheight/1223"/><draw:equation draw:name="f84" draw:formula="0+5855-5451"/><draw:equation draw:name="f85" draw:formula="?f84 *logwidth/677"/><draw:equation draw:name="f86" draw:formula="0+1127-2"/><draw:equation draw:name="f87" draw:formula="1127*logheight/1223"/><draw:equation draw:name="f88" draw:formula="0+5844-5451"/><draw:equation draw:name="f89" draw:formula="?f88 *logwidth/677"/><draw:equation draw:name="f90" draw:formula="0+1127-2"/><draw:equation draw:name="f91" draw:formula="1127*logheight/1223"/><draw:equation draw:name="f92" draw:formula="0+5844-5451"/><draw:equation draw:name="f93" draw:formula="?f92 *logwidth/677"/><draw:equation draw:name="f94" draw:formula="0+1137-2"/><draw:equation draw:name="f95" draw:formula="1137*logheight/1223"/><draw:equation draw:name="f96" draw:formula="0+5822-5451"/><draw:equation draw:name="f97" draw:formula="?f96 *logwidth/677"/><draw:equation draw:name="f98" draw:formula="0+1137-2"/><draw:equation draw:name="f99" draw:formula="1137*logheight/1223"/><draw:equation draw:name="f100" draw:formula="0+5822-5451"/><draw:equation draw:name="f101" draw:formula="?f100 *logwidth/677"/><draw:equation draw:name="f102" draw:formula="0+1148-2"/><draw:equation draw:name="f103" draw:formula="1148*logheight/1223"/><draw:equation draw:name="f104" draw:formula="0+5800-5451"/><draw:equation draw:name="f105" draw:formula="?f104 *logwidth/677"/><draw:equation draw:name="f106" draw:formula="0+1148-2"/><draw:equation draw:name="f107" draw:formula="1148*logheight/1223"/><draw:equation draw:name="f108" draw:formula="0+5800-5451"/><draw:equation draw:name="f109" draw:formula="?f108 *logwidth/677"/><draw:equation draw:name="f110" draw:formula="0+1159-2"/><draw:equation draw:name="f111" draw:formula="1159*logheight/1223"/><draw:equation draw:name="f112" draw:formula="0+5789-5451"/><draw:equation draw:name="f113" draw:formula="?f112 *logwidth/677"/><draw:equation draw:name="f114" draw:formula="0+1159-2"/><draw:equation draw:name="f115" draw:formula="1159*logheight/1223"/><draw:equation draw:name="f116" draw:formula="0+5778-5451"/><draw:equation draw:name="f117" draw:formula="?f116 *logwidth/677"/><draw:equation draw:name="f118" draw:formula="0+1170-2"/><draw:equation draw:name="f119" draw:formula="1170*logheight/1223"/><draw:equation draw:name="f120" draw:formula="0+5767-5451"/><draw:equation draw:name="f121" draw:formula="?f120 *logwidth/677"/><draw:equation draw:name="f122" draw:formula="0+1170-2"/><draw:equation draw:name="f123" draw:formula="1170*logheight/1223"/><draw:equation draw:name="f124" draw:formula="0+5767-5451"/><draw:equation draw:name="f125" draw:formula="?f124 *logwidth/677"/><draw:equation draw:name="f126" draw:formula="0+1181-2"/><draw:equation draw:name="f127" draw:formula="1181*logheight/1223"/><draw:equation draw:name="f128" draw:formula="0+5746-5451"/><draw:equation draw:name="f129" draw:formula="?f128 *logwidth/677"/><draw:equation draw:name="f130" draw:formula="0+1181-2"/><draw:equation draw:name="f131" draw:formula="1181*logheight/1223"/><draw:equation draw:name="f132" draw:formula="0+5735-5451"/><draw:equation draw:name="f133" draw:formula="?f132 *logwidth/677"/><draw:equation draw:name="f134" draw:formula="0+1192-2"/><draw:equation draw:name="f135" draw:formula="1192*logheight/1223"/><draw:equation draw:name="f136" draw:formula="0+5724-5451"/><draw:equation draw:name="f137" draw:formula="?f136 *logwidth/677"/><draw:equation draw:name="f138" draw:formula="0+1192-2"/><draw:equation draw:name="f139" draw:formula="1192*logheight/1223"/><draw:equation draw:name="f140" draw:formula="0+5713-5451"/><draw:equation draw:name="f141" draw:formula="?f140 *logwidth/677"/><draw:equation draw:name="f142" draw:formula="0+1203-2"/><draw:equation draw:name="f143" draw:formula="1203*logheight/1223"/><draw:equation draw:name="f144" draw:formula="logwidth"/><draw:equation draw:name="f145" draw:formula="logheight"/></draw:enhanced-geometry></draw:custom-shape><draw:custom-shape draw:name="Freeform 20_1" draw:style-name="gr4" draw:text-style-name="P4" svg:width="1.318cm" svg:height="2.408cm" svg:x="7.428cm" svg:y="0.346cm"><text:p/><draw:enhanced-geometry draw:mirror-horizontal="false" draw:mirror-vertical="false" drawooo:sub-view-size="677 1223" draw:text-areas="0 0 ?f220 ?f221" svg:viewBox="0 0 0 0" draw:type="ooxml-non-primitive" draw:enhanced-path="M 153 480 L 142 469 142 458 131 458 131 437 120 437 120 415 109 415 109 404 98 393 98 382 87 371 76 360 76 349 65 349 65 327 54 317 54 305 44 305 44 284 33 284 33 273 22 273 22 251 11 251 11 240 0 229 0 994 11 994 11 982 22 972 22 961 33 950 33 939 44 939 44 928 54 917 54 906 65 906 65 884 76 884 76 863 87 863 87 851 98 841 98 830 109 830 109 808 120 797 120 786 109 655 109 579 578 579 578 120 655 120 655 568 1124 568 1124 655 655 655 677 1223 1003 1223 1003 1212 993 1212 982 1201 971 1201 971 1190 949 1190 938 1179 927 1179 916 1168 905 1157 895 1157 884 1146 873 1146 873 1135 851 1135 840 1125 829 1125 829 1113 807 1113 807 1103 796 1103 786 1092 775 1081 753 1081 753 1070 742 1070 731 1059 720 1059 709 1048 709 699 1069 710 1069 720 1080 720 1080 742 1091 742 1091 753 1102 764 1102 775 1113 786 1113 797 1124 797 1124 808 1135 819 1135 830 1146 841 1146 851 1156 851 1156 873 1167 873 1167 895 1178 895 1178 906 1189 906 1189 928 1200 928 1200 950 1211 950 1211 961 1222 972 1222 994 1244 994 1244 229 1233 229 1233 240 1222 240 1222 251 1211 262 1211 273 1200 284 1200 295 1189 305 1189 317 1178 327 1167 338 1167 349 1156 360 1156 371 1146 371 1146 382 1135 393 1135 404 1124 415 1124 426 1113 437 1102 448 1102 469 1091 469 1091 480 1080 480 1080 502 1069 502 1069 513 709 524 709 186 720 174 731 174 731 164 742 164 742 153 764 153 775 142 786 131 807 131 807 120 818 120 818 109 840 109 851 98 862 98 862 87 884 87 884 76 905 76 905 65 916 65 927 55 938 55 938 43 960 43 960 33 982 33 982 22 993 22 1003 11 1003 0 229 0 229 11 240 11 251 22 262 33 273 33 273 43 295 43 306 55 316 55 316 65 327 65 338 76 360 76 360 87 371 87 382 98 393 98 404 109 415 109 415 120 436 120 436 131 458 131 458 142 469 142 480 153 502 153 502 164 513 164 524 174 524 513 163 513 163 491 153 491 153 480 Z N"><draw:equation draw:name="f0" draw:formula="0+5582-5451"/><draw:equation draw:name="f1" draw:formula="?f0 *logwidth/677"/><draw:equation draw:name="f2" draw:formula="0+460-2"/><draw:equation draw:name="f3" draw:formula="460*logheight/1223"/><draw:equation draw:name="f4" draw:formula="0+5560-5451"/><draw:equation draw:name="f5" draw:formula="?f4 *logwidth/677"/><draw:equation draw:name="f6" draw:formula="0+417-2"/><draw:equation draw:name="f7" draw:formula="417*logheight/1223"/><draw:equation draw:name="f8" draw:formula="0+5538-5451"/><draw:equation draw:name="f9" draw:formula="?f8 *logwidth/677"/><draw:equation draw:name="f10" draw:formula="0+373-2"/><draw:equation draw:name="f11" draw:formula="373*logheight/1223"/><draw:equation draw:name="f12" draw:formula="0+5516-5451"/><draw:equation draw:name="f13" draw:formula="?f12 *logwidth/677"/><draw:equation draw:name="f14" draw:formula="0+329-2"/><draw:equation draw:name="f15" draw:formula="329*logheight/1223"/><draw:equation draw:name="f16" draw:formula="0+5495-5451"/><draw:equation draw:name="f17" draw:formula="?f16 *logwidth/677"/><draw:equation draw:name="f18" draw:formula="0+286-2"/><draw:equation draw:name="f19" draw:formula="286*logheight/1223"/><draw:equation draw:name="f20" draw:formula="0+5473-5451"/><draw:equation draw:name="f21" draw:formula="?f20 *logwidth/677"/><draw:equation draw:name="f22" draw:formula="0+253-2"/><draw:equation draw:name="f23" draw:formula="253*logheight/1223"/><draw:equation draw:name="f24" draw:formula="0+5451-5451"/><draw:equation draw:name="f25" draw:formula="?f24 *logwidth/677"/><draw:equation draw:name="f26" draw:formula="0+996-2"/><draw:equation draw:name="f27" draw:formula="996*logheight/1223"/><draw:equation draw:name="f28" draw:formula="0+5473-5451"/><draw:equation draw:name="f29" draw:formula="?f28 *logwidth/677"/><draw:equation draw:name="f30" draw:formula="0+963-2"/><draw:equation draw:name="f31" draw:formula="963*logheight/1223"/><draw:equation draw:name="f32" draw:formula="0+5495-5451"/><draw:equation draw:name="f33" draw:formula="?f32 *logwidth/677"/><draw:equation draw:name="f34" draw:formula="0+930-2"/><draw:equation draw:name="f35" draw:formula="930*logheight/1223"/><draw:equation draw:name="f36" draw:formula="0+5516-5451"/><draw:equation draw:name="f37" draw:formula="?f36 *logwidth/677"/><draw:equation draw:name="f38" draw:formula="0+886-2"/><draw:equation draw:name="f39" draw:formula="886*logheight/1223"/><draw:equation draw:name="f40" draw:formula="0+5538-5451"/><draw:equation draw:name="f41" draw:formula="?f40 *logwidth/677"/><draw:equation draw:name="f42" draw:formula="0+853-2"/><draw:equation draw:name="f43" draw:formula="853*logheight/1223"/><draw:equation draw:name="f44" draw:formula="0+5560-5451"/><draw:equation draw:name="f45" draw:formula="?f44 *logwidth/677"/><draw:equation draw:name="f46" draw:formula="0+810-2"/><draw:equation draw:name="f47" draw:formula="810*logheight/1223"/><draw:equation draw:name="f48" draw:formula="0+5560-5451"/><draw:equation draw:name="f49" draw:formula="?f48 *logwidth/677"/><draw:equation draw:name="f50" draw:formula="0+581-2"/><draw:equation draw:name="f51" draw:formula="581*logheight/1223"/><draw:equation draw:name="f52" draw:formula="0+6106-5451"/><draw:equation draw:name="f53" draw:formula="?f52 *logwidth/677"/><draw:equation draw:name="f54" draw:formula="0+570-2"/><draw:equation draw:name="f55" draw:formula="570*logheight/1223"/><draw:equation draw:name="f56" draw:formula="0+6128-5451"/><draw:equation draw:name="f57" draw:formula="?f56 *logwidth/677"/><draw:equation draw:name="f58" draw:formula="0+1225-2"/><draw:equation draw:name="f59" draw:formula="1225*logheight/1223"/><draw:equation draw:name="f60" draw:formula="0+6433-5451"/><draw:equation draw:name="f61" draw:formula="?f60 *logwidth/677"/><draw:equation draw:name="f62" draw:formula="0+1203-2"/><draw:equation draw:name="f63" draw:formula="1203*logheight/1223"/><draw:equation draw:name="f64" draw:formula="0+6389-5451"/><draw:equation draw:name="f65" draw:formula="?f64 *logwidth/677"/><draw:equation draw:name="f66" draw:formula="0+1181-2"/><draw:equation draw:name="f67" draw:formula="1181*logheight/1223"/><draw:equation draw:name="f68" draw:formula="0+6346-5451"/><draw:equation draw:name="f69" draw:formula="?f68 *logwidth/677"/><draw:equation draw:name="f70" draw:formula="0+1159-2"/><draw:equation draw:name="f71" draw:formula="1159*logheight/1223"/><draw:equation draw:name="f72" draw:formula="0+6302-5451"/><draw:equation draw:name="f73" draw:formula="?f72 *logwidth/677"/><draw:equation draw:name="f74" draw:formula="0+1137-2"/><draw:equation draw:name="f75" draw:formula="1137*logheight/1223"/><draw:equation draw:name="f76" draw:formula="0+6258-5451"/><draw:equation draw:name="f77" draw:formula="?f76 *logwidth/677"/><draw:equation draw:name="f78" draw:formula="0+1115-2"/><draw:equation draw:name="f79" draw:formula="1115*logheight/1223"/><draw:equation draw:name="f80" draw:formula="0+6226-5451"/><draw:equation draw:name="f81" draw:formula="?f80 *logwidth/677"/><draw:equation draw:name="f82" draw:formula="0+1083-2"/><draw:equation draw:name="f83" draw:formula="1083*logheight/1223"/><draw:equation draw:name="f84" draw:formula="0+6182-5451"/><draw:equation draw:name="f85" draw:formula="?f84 *logwidth/677"/><draw:equation draw:name="f86" draw:formula="0+1061-2"/><draw:equation draw:name="f87" draw:formula="1061*logheight/1223"/><draw:equation draw:name="f88" draw:formula="0+6520-5451"/><draw:equation draw:name="f89" draw:formula="?f88 *logwidth/677"/><draw:equation draw:name="f90" draw:formula="0+712-2"/><draw:equation draw:name="f91" draw:formula="712*logheight/1223"/><draw:equation draw:name="f92" draw:formula="0+6542-5451"/><draw:equation draw:name="f93" draw:formula="?f92 *logwidth/677"/><draw:equation draw:name="f94" draw:formula="0+744-2"/><draw:equation draw:name="f95" draw:formula="744*logheight/1223"/><draw:equation draw:name="f96" draw:formula="0+6564-5451"/><draw:equation draw:name="f97" draw:formula="?f96 *logwidth/677"/><draw:equation draw:name="f98" draw:formula="0+788-2"/><draw:equation draw:name="f99" draw:formula="788*logheight/1223"/><draw:equation draw:name="f100" draw:formula="0+6586-5451"/><draw:equation draw:name="f101" draw:formula="?f100 *logwidth/677"/><draw:equation draw:name="f102" draw:formula="0+821-2"/><draw:equation draw:name="f103" draw:formula="821*logheight/1223"/><draw:equation draw:name="f104" draw:formula="0+6607-5451"/><draw:equation draw:name="f105" draw:formula="?f104 *logwidth/677"/><draw:equation draw:name="f106" draw:formula="0+853-2"/><draw:equation draw:name="f107" draw:formula="853*logheight/1223"/><draw:equation draw:name="f108" draw:formula="0+6629-5451"/><draw:equation draw:name="f109" draw:formula="?f108 *logwidth/677"/><draw:equation draw:name="f110" draw:formula="0+897-2"/><draw:equation draw:name="f111" draw:formula="897*logheight/1223"/><draw:equation draw:name="f112" draw:formula="0+6651-5451"/><draw:equation draw:name="f113" draw:formula="?f112 *logwidth/677"/><draw:equation draw:name="f114" draw:formula="0+930-2"/><draw:equation draw:name="f115" draw:formula="930*logheight/1223"/><draw:equation draw:name="f116" draw:formula="0+6673-5451"/><draw:equation draw:name="f117" draw:formula="?f116 *logwidth/677"/><draw:equation draw:name="f118" draw:formula="0+974-2"/><draw:equation draw:name="f119" draw:formula="974*logheight/1223"/><draw:equation draw:name="f120" draw:formula="0+6684-5451"/><draw:equation draw:name="f121" draw:formula="?f120 *logwidth/677"/><draw:equation draw:name="f122" draw:formula="0+231-2"/><draw:equation draw:name="f123" draw:formula="231*logheight/1223"/><draw:equation draw:name="f124" draw:formula="0+6662-5451"/><draw:equation draw:name="f125" draw:formula="?f124 *logwidth/677"/><draw:equation draw:name="f126" draw:formula="0+264-2"/><draw:equation draw:name="f127" draw:formula="264*logheight/1223"/><draw:equation draw:name="f128" draw:formula="0+6640-5451"/><draw:equation draw:name="f129" draw:formula="?f128 *logwidth/677"/><draw:equation draw:name="f130" draw:formula="0+307-2"/><draw:equation draw:name="f131" draw:formula="307*logheight/1223"/><draw:equation draw:name="f132" draw:formula="0+6618-5451"/><draw:equation draw:name="f133" draw:formula="?f132 *logwidth/677"/><draw:equation draw:name="f134" draw:formula="0+351-2"/><draw:equation draw:name="f135" draw:formula="351*logheight/1223"/><draw:equation draw:name="f136" draw:formula="0+6597-5451"/><draw:equation draw:name="f137" draw:formula="?f136 *logwidth/677"/><draw:equation draw:name="f138" draw:formula="0+384-2"/><draw:equation draw:name="f139" draw:formula="384*logheight/1223"/><draw:equation draw:name="f140" draw:formula="0+6575-5451"/><draw:equation draw:name="f141" draw:formula="?f140 *logwidth/677"/><draw:equation draw:name="f142" draw:formula="0+428-2"/><draw:equation draw:name="f143" draw:formula="428*logheight/1223"/><draw:equation draw:name="f144" draw:formula="0+6542-5451"/><draw:equation draw:name="f145" draw:formula="?f144 *logwidth/677"/><draw:equation draw:name="f146" draw:formula="0+471-2"/><draw:equation draw:name="f147" draw:formula="471*logheight/1223"/><draw:equation draw:name="f148" draw:formula="0+6520-5451"/><draw:equation draw:name="f149" draw:formula="?f148 *logwidth/677"/><draw:equation draw:name="f150" draw:formula="0+504-2"/><draw:equation draw:name="f151" draw:formula="504*logheight/1223"/><draw:equation draw:name="f152" draw:formula="0+6171-5451"/><draw:equation draw:name="f153" draw:formula="?f152 *logwidth/677"/><draw:equation draw:name="f154" draw:formula="0+176-2"/><draw:equation draw:name="f155" draw:formula="176*logheight/1223"/><draw:equation draw:name="f156" draw:formula="0+6193-5451"/><draw:equation draw:name="f157" draw:formula="?f156 *logwidth/677"/><draw:equation draw:name="f158" draw:formula="0+155-2"/><draw:equation draw:name="f159" draw:formula="155*logheight/1223"/><draw:equation draw:name="f160" draw:formula="0+6258-5451"/><draw:equation draw:name="f161" draw:formula="?f160 *logwidth/677"/><draw:equation draw:name="f162" draw:formula="0+133-2"/><draw:equation draw:name="f163" draw:formula="133*logheight/1223"/><draw:equation draw:name="f164" draw:formula="0+6291-5451"/><draw:equation draw:name="f165" draw:formula="?f164 *logwidth/677"/><draw:equation draw:name="f166" draw:formula="0+111-2"/><draw:equation draw:name="f167" draw:formula="111*logheight/1223"/><draw:equation draw:name="f168" draw:formula="0+6335-5451"/><draw:equation draw:name="f169" draw:formula="?f168 *logwidth/677"/><draw:equation draw:name="f170" draw:formula="0+89-2"/><draw:equation draw:name="f171" draw:formula="89*logheight/1223"/><draw:equation draw:name="f172" draw:formula="0+6367-5451"/><draw:equation draw:name="f173" draw:formula="?f172 *logwidth/677"/><draw:equation draw:name="f174" draw:formula="0+67-2"/><draw:equation draw:name="f175" draw:formula="67*logheight/1223"/><draw:equation draw:name="f176" draw:formula="0+6411-5451"/><draw:equation draw:name="f177" draw:formula="?f176 *logwidth/677"/><draw:equation draw:name="f178" draw:formula="0+45-2"/><draw:equation draw:name="f179" draw:formula="45*logheight/1223"/><draw:equation draw:name="f180" draw:formula="0+6444-5451"/><draw:equation draw:name="f181" draw:formula="?f180 *logwidth/677"/><draw:equation draw:name="f182" draw:formula="0+24-2"/><draw:equation draw:name="f183" draw:formula="24*logheight/1223"/><draw:equation draw:name="f184" draw:formula="0+5680-5451"/><draw:equation draw:name="f185" draw:formula="?f184 *logwidth/677"/><draw:equation draw:name="f186" draw:formula="0+13-2"/><draw:equation draw:name="f187" draw:formula="13*logheight/1223"/><draw:equation draw:name="f188" draw:formula="0+5724-5451"/><draw:equation draw:name="f189" draw:formula="?f188 *logwidth/677"/><draw:equation draw:name="f190" draw:formula="0+35-2"/><draw:equation draw:name="f191" draw:formula="35*logheight/1223"/><draw:equation draw:name="f192" draw:formula="0+5767-5451"/><draw:equation draw:name="f193" draw:formula="?f192 *logwidth/677"/><draw:equation draw:name="f194" draw:formula="0+57-2"/><draw:equation draw:name="f195" draw:formula="57*logheight/1223"/><draw:equation draw:name="f196" draw:formula="0+5811-5451"/><draw:equation draw:name="f197" draw:formula="?f196 *logwidth/677"/><draw:equation draw:name="f198" draw:formula="0+78-2"/><draw:equation draw:name="f199" draw:formula="78*logheight/1223"/><draw:equation draw:name="f200" draw:formula="0+5844-5451"/><draw:equation draw:name="f201" draw:formula="?f200 *logwidth/677"/><draw:equation draw:name="f202" draw:formula="0+100-2"/><draw:equation draw:name="f203" draw:formula="100*logheight/1223"/><draw:equation draw:name="f204" draw:formula="0+5887-5451"/><draw:equation draw:name="f205" draw:formula="?f204 *logwidth/677"/><draw:equation draw:name="f206" draw:formula="0+122-2"/><draw:equation draw:name="f207" draw:formula="122*logheight/1223"/><draw:equation draw:name="f208" draw:formula="0+5920-5451"/><draw:equation draw:name="f209" draw:formula="?f208 *logwidth/677"/><draw:equation draw:name="f210" draw:formula="0+144-2"/><draw:equation draw:name="f211" draw:formula="144*logheight/1223"/><draw:equation draw:name="f212" draw:formula="0+5964-5451"/><draw:equation draw:name="f213" draw:formula="?f212 *logwidth/677"/><draw:equation draw:name="f214" draw:formula="0+166-2"/><draw:equation draw:name="f215" draw:formula="166*logheight/1223"/><draw:equation draw:name="f216" draw:formula="0+5614-5451"/><draw:equation draw:name="f217" draw:formula="?f216 *logwidth/677"/><draw:equation draw:name="f218" draw:formula="0+493-2"/><draw:equation draw:name="f219" draw:formula="493*logheight/1223"/><draw:equation draw:name="f220" draw:formula="logwidth"/><draw:equation draw:name="f221" draw:formula="logheight"/></draw:enhanced-geometry></draw:custom-shape><draw:custom-shape draw:name="Freeform 21_1" draw:style-name="gr4" draw:text-style-name="P4" svg:width="1.318cm" svg:height="2.408cm" svg:x="7.428cm" svg:y="0.346cm"><text:p/><draw:enhanced-geometry draw:mirror-horizontal="false" draw:mirror-vertical="false" drawooo:sub-view-size="677 1223" draw:text-areas="0 0 ?f72 ?f73" svg:viewBox="0 0 0 0" draw:type="ooxml-non-primitive" draw:enhanced-path="M 131 764 L 142 764 142 753 153 742 153 732 163 732 163 710 534 710 556 1223 677 1223 655 655 655 1113 578 1113 578 655 109 655 120 786 131 786 131 764 Z N"><draw:equation draw:name="f0" draw:formula="0+5582-5451"/><draw:equation draw:name="f1" draw:formula="?f0 *logwidth/677"/><draw:equation draw:name="f2" draw:formula="0+766-2"/><draw:equation draw:name="f3" draw:formula="766*logheight/1223"/><draw:equation draw:name="f4" draw:formula="0+5593-5451"/><draw:equation draw:name="f5" draw:formula="?f4 *logwidth/677"/><draw:equation draw:name="f6" draw:formula="0+766-2"/><draw:equation draw:name="f7" draw:formula="766*logheight/1223"/><draw:equation draw:name="f8" draw:formula="0+5593-5451"/><draw:equation draw:name="f9" draw:formula="?f8 *logwidth/677"/><draw:equation draw:name="f10" draw:formula="0+755-2"/><draw:equation draw:name="f11" draw:formula="755*logheight/1223"/><draw:equation draw:name="f12" draw:formula="0+5604-5451"/><draw:equation draw:name="f13" draw:formula="?f12 *logwidth/677"/><draw:equation draw:name="f14" draw:formula="0+744-2"/><draw:equation draw:name="f15" draw:formula="744*logheight/1223"/><draw:equation draw:name="f16" draw:formula="0+5604-5451"/><draw:equation draw:name="f17" draw:formula="?f16 *logwidth/677"/><draw:equation draw:name="f18" draw:formula="0+734-2"/><draw:equation draw:name="f19" draw:formula="734*logheight/1223"/><draw:equation draw:name="f20" draw:formula="0+5614-5451"/><draw:equation draw:name="f21" draw:formula="?f20 *logwidth/677"/><draw:equation draw:name="f22" draw:formula="0+734-2"/><draw:equation draw:name="f23" draw:formula="734*logheight/1223"/><draw:equation draw:name="f24" draw:formula="0+5614-5451"/><draw:equation draw:name="f25" draw:formula="?f24 *logwidth/677"/><draw:equation draw:name="f26" draw:formula="0+712-2"/><draw:equation draw:name="f27" draw:formula="712*logheight/1223"/><draw:equation draw:name="f28" draw:formula="0+5985-5451"/><draw:equation draw:name="f29" draw:formula="?f28 *logwidth/677"/><draw:equation draw:name="f30" draw:formula="0+712-2"/><draw:equation draw:name="f31" draw:formula="712*logheight/1223"/><draw:equation draw:name="f32" draw:formula="0+6007-5451"/><draw:equation draw:name="f33" draw:formula="?f32 *logwidth/677"/><draw:equation draw:name="f34" draw:formula="0+1225-2"/><draw:equation draw:name="f35" draw:formula="1225*logheight/1223"/><draw:equation draw:name="f36" draw:formula="0+6128-5451"/><draw:equation draw:name="f37" draw:formula="?f36 *logwidth/677"/><draw:equation draw:name="f38" draw:formula="0+1225-2"/><draw:equation draw:name="f39" draw:formula="1225*logheight/1223"/><draw:equation draw:name="f40" draw:formula="0+6106-5451"/><draw:equation draw:name="f41" draw:formula="?f40 *logwidth/677"/><draw:equation draw:name="f42" draw:formula="0+657-2"/><draw:equation draw:name="f43" draw:formula="657*logheight/1223"/><draw:equation draw:name="f44" draw:formula="0+6106-5451"/><draw:equation draw:name="f45" draw:formula="?f44 *logwidth/677"/><draw:equation draw:name="f46" draw:formula="0+1115-2"/><draw:equation draw:name="f47" draw:formula="1115*logheight/1223"/><draw:equation draw:name="f48" draw:formula="0+6029-5451"/><draw:equation draw:name="f49" draw:formula="?f48 *logwidth/677"/><draw:equation draw:name="f50" draw:formula="0+1115-2"/><draw:equation draw:name="f51" draw:formula="1115*logheight/1223"/><draw:equation draw:name="f52" draw:formula="0+6029-5451"/><draw:equation draw:name="f53" draw:formula="?f52 *logwidth/677"/><draw:equation draw:name="f54" draw:formula="0+657-2"/><draw:equation draw:name="f55" draw:formula="657*logheight/1223"/><draw:equation draw:name="f56" draw:formula="0+5560-5451"/><draw:equation draw:name="f57" draw:formula="?f56 *logwidth/677"/><draw:equation draw:name="f58" draw:formula="0+657-2"/><draw:equation draw:name="f59" draw:formula="657*logheight/1223"/><draw:equation draw:name="f60" draw:formula="0+5571-5451"/><draw:equation draw:name="f61" draw:formula="?f60 *logwidth/677"/><draw:equation draw:name="f62" draw:formula="0+788-2"/><draw:equation draw:name="f63" draw:formula="788*logheight/1223"/><draw:equation draw:name="f64" draw:formula="0+5582-5451"/><draw:equation draw:name="f65" draw:formula="?f64 *logwidth/677"/><draw:equation draw:name="f66" draw:formula="0+788-2"/><draw:equation draw:name="f67" draw:formula="788*logheight/1223"/><draw:equation draw:name="f68" draw:formula="0+5582-5451"/><draw:equation draw:name="f69" draw:formula="?f68 *logwidth/677"/><draw:equation draw:name="f70" draw:formula="0+766-2"/><draw:equation draw:name="f71" draw:formula="766*logheight/1223"/><draw:equation draw:name="f72" draw:formula="logwidth"/><draw:equation draw:name="f73" draw:formula="logheight"/></draw:enhanced-geometry></draw:custom-shape><draw:frame draw:name="Picture 22_1" draw:style-name="gr5" draw:text-style-name="P3" svg:width="13.316cm" svg:height="3.005cm" svg:x="1.746cm" svg:y="0.766cm"><draw:image xlink:href="Pictures/1000020100000720000001976D4AEADD42197B71.png" xlink:type="simple" xlink:show="embed" xlink:actuate="onLoad" loext:mime-type="image/png"><text:p/></draw:image></draw:frame><draw:custom-shape draw:name="Freeform 23_1" draw:style-name="gr6" draw:text-style-name="P5" svg:width="1.975cm" svg:height="1.955cm" svg:x="7.641cm" svg:y="0.584cm"><text:p/><draw:enhanced-geometry draw:mirror-horizontal="false" draw:mirror-vertical="false" drawooo:sub-view-size="1015 993" draw:text-areas="0 0 ?f52 ?f53" svg:viewBox="0 0 0 0" draw:type="ooxml-non-primitive" draw:enhanced-path="M 469 459 L 0 459 0 535 469 535 469 993 546 993 546 535 1015 535 1015 448 546 448 546 0 469 0 469 459 Z N"><draw:equation draw:name="f0" draw:formula="0+6029-5560"/><draw:equation draw:name="f1" draw:formula="?f0 *logwidth/1015"/><draw:equation draw:name="f2" draw:formula="0+581-122"/><draw:equation draw:name="f3" draw:formula="581*logheight/993"/><draw:equation draw:name="f4" draw:formula="0+5560-5560"/><draw:equation draw:name="f5" draw:formula="?f4 *logwidth/1015"/><draw:equation draw:name="f6" draw:formula="0+581-122"/><draw:equation draw:name="f7" draw:formula="581*logheight/993"/><draw:equation draw:name="f8" draw:formula="0+5560-5560"/><draw:equation draw:name="f9" draw:formula="?f8 *logwidth/1015"/><draw:equation draw:name="f10" draw:formula="0+657-122"/><draw:equation draw:name="f11" draw:formula="657*logheight/993"/><draw:equation draw:name="f12" draw:formula="0+6029-5560"/><draw:equation draw:name="f13" draw:formula="?f12 *logwidth/1015"/><draw:equation draw:name="f14" draw:formula="0+657-122"/><draw:equation draw:name="f15" draw:formula="657*logheight/993"/><draw:equation draw:name="f16" draw:formula="0+6029-5560"/><draw:equation draw:name="f17" draw:formula="?f16 *logwidth/1015"/><draw:equation draw:name="f18" draw:formula="0+1115-122"/><draw:equation draw:name="f19" draw:formula="1115*logheight/993"/><draw:equation draw:name="f20" draw:formula="0+6106-5560"/><draw:equation draw:name="f21" draw:formula="?f20 *logwidth/1015"/><draw:equation draw:name="f22" draw:formula="0+1115-122"/><draw:equation draw:name="f23" draw:formula="1115*logheight/993"/><draw:equation draw:name="f24" draw:formula="0+6106-5560"/><draw:equation draw:name="f25" draw:formula="?f24 *logwidth/1015"/><draw:equation draw:name="f26" draw:formula="0+657-122"/><draw:equation draw:name="f27" draw:formula="657*logheight/993"/><draw:equation draw:name="f28" draw:formula="0+6575-5560"/><draw:equation draw:name="f29" draw:formula="?f28 *logwidth/1015"/><draw:equation draw:name="f30" draw:formula="0+657-122"/><draw:equation draw:name="f31" draw:formula="657*logheight/993"/><draw:equation draw:name="f32" draw:formula="0+6575-5560"/><draw:equation draw:name="f33" draw:formula="?f32 *logwidth/1015"/><draw:equation draw:name="f34" draw:formula="0+570-122"/><draw:equation draw:name="f35" draw:formula="570*logheight/993"/><draw:equation draw:name="f36" draw:formula="0+6106-5560"/><draw:equation draw:name="f37" draw:formula="?f36 *logwidth/1015"/><draw:equation draw:name="f38" draw:formula="0+570-122"/><draw:equation draw:name="f39" draw:formula="570*logheight/993"/><draw:equation draw:name="f40" draw:formula="0+6106-5560"/><draw:equation draw:name="f41" draw:formula="?f40 *logwidth/1015"/><draw:equation draw:name="f42" draw:formula="0+122-122"/><draw:equation draw:name="f43" draw:formula="122*logheight/993"/><draw:equation draw:name="f44" draw:formula="0+6029-5560"/><draw:equation draw:name="f45" draw:formula="?f44 *logwidth/1015"/><draw:equation draw:name="f46" draw:formula="0+122-122"/><draw:equation draw:name="f47" draw:formula="122*logheight/993"/><draw:equation draw:name="f48" draw:formula="0+6029-5560"/><draw:equation draw:name="f49" draw:formula="?f48 *logwidth/1015"/><draw:equation draw:name="f50" draw:formula="0+581-122"/><draw:equation draw:name="f51" draw:formula="581*logheight/993"/><draw:equation draw:name="f52" draw:formula="logwidth"/><draw:equation draw:name="f53" draw:formula="logheight"/></draw:enhanced-geometry></draw:custom-shape></draw:g><draw:frame draw:name="Imagem 11_1" draw:style-name="gr2" draw:text-style-name="P3" svg:width="5.09cm" svg:height="5.591cm" svg:x="6.188cm" svg:y="4.424cm"><draw:image xlink:href="Pictures/10000201000002BB000002F26C8D33B9289C6997.png" xlink:type="simple" xlink:show="embed" xlink:actuate="onLoad" loext:mime-type="image/png"><text:p/></draw:image></draw:frame><draw:frame draw:name="Imagem 13_1" draw:style-name="gr2" draw:text-style-name="P3" svg:width="0.616cm" svg:height="4.4cm" svg:x="0cm" svg:y="0cm"><draw:image xlink:href="Pictures/100002010000005D000002759F888D7605B4B0BA.png" xlink:type="simple" xlink:show="embed" xlink:actuate="onLoad" loext:mime-type="image/png"><text:p/></draw:image></draw:frame></draw:g></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4T23:18:39.125013215</meta:creation-date>
    <dc:date>2020-06-04T23:58:31.952231385</dc:date>
    <meta:editing-duration>PT8M33S</meta:editing-duration>
    <meta:editing-cycles>1</meta:editing-cycles>
    <meta:document-statistic meta:table-count="0" meta:image-count="0" meta:object-count="0" meta:page-count="1" meta:paragraph-count="1" meta:word-count="0" meta:character-count="0" meta:non-whitespace-character-count="0"/>
    <meta:generator>LibreOffice/6.4.4.2$Linux_X86_64 LibreOffice_project/40$Build-2</meta:generator>
  </office:meta>
</office:document-meta>
</file>